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0.216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11.187cm"/>
    </style:style>
    <style:style style:name="co5" style:family="table-column">
      <style:table-column-properties fo:break-before="auto" style:column-width="9.079cm"/>
    </style:style>
    <style:style style:name="co6" style:family="table-column">
      <style:table-column-properties fo:break-before="auto" style:column-width="8.386cm"/>
    </style:style>
    <style:style style:name="co7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2.806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9.35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>
            <text:p>Bug ID</text:p>
          </table:table-cell>
          <table:table-cell table:style-name="ce1" office:value-type="string">
            <text:p>Bug Description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Steps to Reproduce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ssigned To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Reported</text:p>
          </table:table-cell>
          <table:table-cell table:style-name="ce1" office:value-type="string">
            <text:p>Date Fixed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office:value-type="string">
            <text:p>OL001</text:p>
          </table:table-cell>
          <table:table-cell office:value-type="string">
            <text:p>Login button unresponsive on mobile view</text:p>
          </table:table-cell>
          <table:table-cell office:value-type="string">
            <text:p>Login/Authentication</text:p>
          </table:table-cell>
          <table:table-cell office:value-type="string">
            <text:p>1. Open mobile app | 2. Enter valid credentials | 3. Tap 'Login'</text:p>
          </table:table-cell>
          <table:table-cell office:value-type="string">
            <text:p>User should be logged in successfully</text:p>
          </table:table-cell>
          <table:table-cell office:value-type="string">
            <text:p>Button does not respond on mobile devices</text:p>
          </table:table-cell>
          <table:table-cell table:number-columns-repeated="2" office:value-type="string">
            <text:p>High</text:p>
          </table:table-cell>
          <table:table-cell office:value-type="string">
            <text:p>Dev Team A</text:p>
          </table:table-cell>
          <table:table-cell office:value-type="string">
            <text:p>Open</text:p>
          </table:table-cell>
          <table:table-cell office:value-type="string">
            <text:p>2024-11-13</text:p>
          </table:table-cell>
          <table:table-cell/>
          <table:table-cell office:value-type="string">
            <text:p>Issue reported by multiple users on mobile</text:p>
          </table:table-cell>
        </table:table-row>
        <table:table-row table:style-name="ro1">
          <table:table-cell office:value-type="string">
            <text:p>OL002</text:p>
          </table:table-cell>
          <table:table-cell office:value-type="string">
            <text:p>Error loading course content for specific users</text:p>
          </table:table-cell>
          <table:table-cell office:value-type="string">
            <text:p>Course Content</text:p>
          </table:table-cell>
          <table:table-cell office:value-type="string">
            <text:p>1. Login | 2. Select course | 3. Attempt to load any lesson</text:p>
          </table:table-cell>
          <table:table-cell office:value-type="string">
            <text:p>Course content should load without errors</text:p>
          </table:table-cell>
          <table:table-cell office:value-type="string">
            <text:p>Error: 'Content unavailable' for some users</text:p>
          </table:table-cell>
          <table:table-cell office:value-type="string">
            <text:p>Critical</text:p>
          </table:table-cell>
          <table:table-cell office:value-type="string">
            <text:p>High</text:p>
          </table:table-cell>
          <table:table-cell office:value-type="string">
            <text:p>Dev Team B</text:p>
          </table:table-cell>
          <table:table-cell office:value-type="string">
            <text:p>In Progress</text:p>
          </table:table-cell>
          <table:table-cell office:value-type="string">
            <text:p>2024-11-12</text:p>
          </table:table-cell>
          <table:table-cell/>
          <table:table-cell office:value-type="string">
            <text:p>Affects limited user group, being investigated</text:p>
          </table:table-cell>
        </table:table-row>
        <table:table-row table:style-name="ro1">
          <table:table-cell office:value-type="string">
            <text:p>OL003</text:p>
          </table:table-cell>
          <table:table-cell office:value-type="string">
            <text:p>Quiz timer resets after page refresh</text:p>
          </table:table-cell>
          <table:table-cell office:value-type="string">
            <text:p>Quizzes</text:p>
          </table:table-cell>
          <table:table-cell office:value-type="string">
            <text:p>1. Start quiz | 2. Refresh page | 3. Observe timer</text:p>
          </table:table-cell>
          <table:table-cell office:value-type="string">
            <text:p>Quiz timer should continue without resetting</text:p>
          </table:table-cell>
          <table:table-cell office:value-type="string">
            <text:p>Timer resets to full time after refresh</text:p>
          </table:table-cell>
          <table:table-cell table:number-columns-repeated="2" office:value-type="string">
            <text:p>Medium</text:p>
          </table:table-cell>
          <table:table-cell office:value-type="string">
            <text:p>Dev Team C</text:p>
          </table:table-cell>
          <table:table-cell office:value-type="string">
            <text:p>Assigned</text:p>
          </table:table-cell>
          <table:table-cell office:value-type="string">
            <text:p>2024-11-11</text:p>
          </table:table-cell>
          <table:table-cell/>
          <table:table-cell office:value-type="string">
            <text:p>Impact on quiz functionality, needs prompt fix</text:p>
          </table:table-cell>
        </table:table-row>
        <table:table-row table:style-name="ro1">
          <table:table-cell office:value-type="string">
            <text:p>OL004</text:p>
          </table:table-cell>
          <table:table-cell office:value-type="string">
            <text:p>Profile picture upload fails for certain image formats</text:p>
          </table:table-cell>
          <table:table-cell office:value-type="string">
            <text:p>User Profile</text:p>
          </table:table-cell>
          <table:table-cell office:value-type="string">
            <text:p>1. Login | 2. Go to 'Profile' | 3. Attempt to upload .png file</text:p>
          </table:table-cell>
          <table:table-cell office:value-type="string">
            <text:p>Image should upload and display in profile</text:p>
          </table:table-cell>
          <table:table-cell office:value-type="string">
            <text:p>Image upload fails, error: 'Invalid format'</text:p>
          </table:table-cell>
          <table:table-cell table:number-columns-repeated="2" office:value-type="string">
            <text:p>High</text:p>
          </table:table-cell>
          <table:table-cell office:value-type="string">
            <text:p>Dev Team D</text:p>
          </table:table-cell>
          <table:table-cell office:value-type="string">
            <text:p>Open</text:p>
          </table:table-cell>
          <table:table-cell office:value-type="string">
            <text:p>2024-11-10</text:p>
          </table:table-cell>
          <table:table-cell/>
          <table:table-cell office:value-type="string">
            <text:p>Occurs with .png and .gif formats, JPEG works fine</text:p>
          </table:table-cell>
        </table:table-row>
        <table:table-row table:style-name="ro1">
          <table:table-cell office:value-type="string">
            <text:p>OL005</text:p>
          </table:table-cell>
          <table:table-cell office:value-type="string">
            <text:p>Notification panel displays duplicate messages</text:p>
          </table:table-cell>
          <table:table-cell office:value-type="string">
            <text:p>Notifications</text:p>
          </table:table-cell>
          <table:table-cell office:value-type="string">
            <text:p>1. Login | 2. Open notification panel</text:p>
          </table:table-cell>
          <table:table-cell office:value-type="string">
            <text:p>Notifications should display only once per message</text:p>
          </table:table-cell>
          <table:table-cell office:value-type="string">
            <text:p>Duplicate notifications appear in panel</text:p>
          </table:table-cell>
          <table:table-cell table:number-columns-repeated="2" office:value-type="string">
            <text:p>Low</text:p>
          </table:table-cell>
          <table:table-cell office:value-type="string">
            <text:p>Dev Team A</text:p>
          </table:table-cell>
          <table:table-cell office:value-type="string">
            <text:p>Fixed</text:p>
          </table:table-cell>
          <table:table-cell office:value-type="string">
            <text:p>2024-11-09</text:p>
          </table:table-cell>
          <table:table-cell office:value-type="string">
            <text:p>2024-11-10</text:p>
          </table:table-cell>
          <table:table-cell office:value-type="string">
            <text:p>Resolved in latest patch, duplicate check added</text:p>
          </table:table-cell>
        </table:table-row>
        <table:table-row table:style-name="ro1">
          <table:table-cell table:style-name="ce3" office:value-type="string">
            <text:p>OL006</text:p>
          </table:table-cell>
          <table:table-cell table:style-name="ce3" office:value-type="string">
            <text:p>Video playback freezes midway in certain courses</text:p>
          </table:table-cell>
          <table:table-cell table:style-name="ce3" office:value-type="string">
            <text:p>Video Player</text:p>
          </table:table-cell>
          <table:table-cell table:style-name="ce3" office:value-type="string">
            <text:p>1. Login | 2. Start course video | 3. Play video halfway</text:p>
          </table:table-cell>
          <table:table-cell table:style-name="ce3" office:value-type="string">
            <text:p>Video should play smoothly until the end</text:p>
          </table:table-cell>
          <table:table-cell table:style-name="ce3" office:value-type="string">
            <text:p>Video freezes halfway through playback</text:p>
          </table:table-cell>
          <table:table-cell table:number-columns-repeated="2" table:style-name="ce3" office:value-type="string">
            <text:p>Medium</text:p>
          </table:table-cell>
          <table:table-cell table:style-name="ce3" office:value-type="string">
            <text:p>Dev Team E</text:p>
          </table:table-cell>
          <table:table-cell table:style-name="ce3" office:value-type="string">
            <text:p>Open</text:p>
          </table:table-cell>
          <table:table-cell table:style-name="ce4" office:value-type="date" office:date-value="2024-11-08">
            <text:p>08/11/202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pecific to a few courses, ongoing investigation</text:p>
          </table:table-cell>
        </table:table-row>
        <table:table-row table:style-name="ro1">
          <table:table-cell table:style-name="ce3" office:value-type="string">
            <text:p>OL007</text:p>
          </table:table-cell>
          <table:table-cell table:style-name="ce3" office:value-type="string">
            <text:p>Password reset link expired immediately after generation</text:p>
          </table:table-cell>
          <table:table-cell table:style-name="ce3" office:value-type="string">
            <text:p>Password Recovery</text:p>
          </table:table-cell>
          <table:table-cell table:style-name="ce3" office:value-type="string">
            <text:p>1. Go to login page | 2. Click 'Forgot Password' | 3. Use reset link</text:p>
          </table:table-cell>
          <table:table-cell table:style-name="ce3" office:value-type="string">
            <text:p>Password reset link should be valid for 24 hours</text:p>
          </table:table-cell>
          <table:table-cell table:style-name="ce3" office:value-type="string">
            <text:p>Link shows 'expired' error immediately</text:p>
          </table:table-cell>
          <table:table-cell table:number-columns-repeated="2" table:style-name="ce3" office:value-type="string">
            <text:p>High</text:p>
          </table:table-cell>
          <table:table-cell table:style-name="ce3" office:value-type="string">
            <text:p>Dev Team B</text:p>
          </table:table-cell>
          <table:table-cell table:style-name="ce3" office:value-type="string">
            <text:p>Assigned</text:p>
          </table:table-cell>
          <table:table-cell table:style-name="ce4" office:value-type="date" office:date-value="2024-11-07">
            <text:p>07/11/202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set link time needs adjustment, critical for access</text:p>
          </table:table-cell>
        </table:table-row>
        <table:table-row table:style-name="ro1">
          <table:table-cell table:style-name="ce3" office:value-type="string">
            <text:p>OL008</text:p>
          </table:table-cell>
          <table:table-cell table:style-name="ce3" office:value-type="string">
            <text:p>Course progress not saving for a few users</text:p>
          </table:table-cell>
          <table:table-cell table:style-name="ce3" office:value-type="string">
            <text:p>Progress Tracking</text:p>
          </table:table-cell>
          <table:table-cell table:style-name="ce3" office:value-type="string">
            <text:p>1. Login | 2. Complete a lesson | 3. Check course progress</text:p>
          </table:table-cell>
          <table:table-cell table:style-name="ce3" office:value-type="string">
            <text:p>User's progress should save automatically</text:p>
          </table:table-cell>
          <table:table-cell table:style-name="ce3" office:value-type="string">
            <text:p>Progress does not save after lesson completion</text:p>
          </table:table-cell>
          <table:table-cell table:style-name="ce3" office:value-type="string">
            <text:p>Critical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Dev Team C</text:p>
          </table:table-cell>
          <table:table-cell table:style-name="ce3" office:value-type="string">
            <text:p>In Progress</text:p>
          </table:table-cell>
          <table:table-cell table:style-name="ce4" office:value-type="date" office:date-value="2024-11-06">
            <text:p>06/11/202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ported by several users, high priority</text:p>
          </table:table-cell>
        </table:table-row>
        <table:table-row table:style-name="ro1">
          <table:table-cell table:style-name="ce3" office:value-type="string">
            <text:p>OL009</text:p>
          </table:table-cell>
          <table:table-cell table:style-name="ce3" office:value-type="string">
            <text:p>Discussion forum posts not visible after submission</text:p>
          </table:table-cell>
          <table:table-cell table:style-name="ce3" office:value-type="string">
            <text:p>Discussion Forum</text:p>
          </table:table-cell>
          <table:table-cell table:style-name="ce3" office:value-type="string">
            <text:p>1. Go to Discussion Forum | 2. Submit a post | 3. Refresh page</text:p>
          </table:table-cell>
          <table:table-cell table:style-name="ce3" office:value-type="string">
            <text:p>Forum post should be visible after submission</text:p>
          </table:table-cell>
          <table:table-cell table:style-name="ce3" office:value-type="string">
            <text:p>Submitted posts are not visible after refresh</text:p>
          </table:table-cell>
          <table:table-cell table:number-columns-repeated="2" table:style-name="ce3" office:value-type="string">
            <text:p>Medium</text:p>
          </table:table-cell>
          <table:table-cell table:style-name="ce3" office:value-type="string">
            <text:p>Dev Team D</text:p>
          </table:table-cell>
          <table:table-cell table:style-name="ce3" office:value-type="string">
            <text:p>Open</text:p>
          </table:table-cell>
          <table:table-cell table:style-name="ce4" office:value-type="date" office:date-value="2024-11-05">
            <text:p>05/11/202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Posts disappear after refresh, backend check needed</text:p>
          </table:table-cell>
        </table:table-row>
        <table:table-row table:style-name="ro1">
          <table:table-cell table:style-name="ce3" office:value-type="string">
            <text:p>OL010</text:p>
          </table:table-cell>
          <table:table-cell table:style-name="ce3" office:value-type="string">
            <text:p>Unable to download certificates from user profile</text:p>
          </table:table-cell>
          <table:table-cell table:style-name="ce3" office:value-type="string">
            <text:p>Certificates</text:p>
          </table:table-cell>
          <table:table-cell table:style-name="ce3" office:value-type="string">
            <text:p>1. Go to 'Certificates' in profile | 2. Click 'Download'</text:p>
          </table:table-cell>
          <table:table-cell table:style-name="ce3" office:value-type="string">
            <text:p>Certificate should download as a PDF</text:p>
          </table:table-cell>
          <table:table-cell table:style-name="ce3" office:value-type="string">
            <text:p>Download fails, 'file not found' error</text:p>
          </table:table-cell>
          <table:table-cell table:number-columns-repeated="2" table:style-name="ce3" office:value-type="string">
            <text:p>High</text:p>
          </table:table-cell>
          <table:table-cell table:style-name="ce3" office:value-type="string">
            <text:p>Dev Team E</text:p>
          </table:table-cell>
          <table:table-cell table:style-name="ce3" office:value-type="string">
            <text:p>Assigned</text:p>
          </table:table-cell>
          <table:table-cell table:style-name="ce4" office:value-type="date" office:date-value="2024-11-04">
            <text:p>04/11/202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Issue with file generation, team investigating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<text:s text:c="3"/>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3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nt </meta:initial-creator>
    <meta:creation-date>2024-11-13T23:53:44.14</meta:creation-date>
    <dc:date>2024-11-13T23:54:27.63</dc:date>
    <dc:creator>Dnt </dc:creator>
    <meta:editing-duration>PT45S</meta:editing-duration>
    <meta:editing-cycles>1</meta:editing-cycles>
    <meta:document-statistic meta:table-count="3" meta:cell-count="140" meta:object-count="0"/>
    <meta:generator>OpenOffice/4.1.15$Win32 OpenOffice.org_project/4115m2$Build-9813</meta:generator>
  </office:meta>
</office:document-meta>
</file>